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entConfig.ba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entConfig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estClassWithTwoLevelContextHierarchyAndMixedConfigTypesTests.loadContextHierarch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